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300000338B3DB7B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15.233cm" svg:height="11.677cm" draw:z-index="0"><draw:image xlink:href="Pictures/100000000000043300000338B3DB7B38.png" xlink:type="simple" xlink:show="embed" xlink:actuate="onLoad"/></draw:frame><draw:frame text:anchor-type="paragraph" draw:z-index="1" draw:style-name="gr1" draw:text-style-name="P2" svg:width="0.821cm" svg:height="0.795cm" svg:x="0.827cm" svg:y="9.326cm"><draw:text-box><text:p text:style-name="P2">20</text:p></draw:text-box></draw:frame><draw:frame text:anchor-type="paragraph" draw:z-index="2" draw:style-name="gr2" draw:text-style-name="P3" svg:width="1.807cm" svg:height="0.555cm" svg:x="0cm" svg:y="8.89cm"><draw:text-box><text:p text:style-name="P2"><text:span text:style-name="T1">17+18+19</text:span></text:p></draw:text-box></draw:frame><draw:frame text:anchor-type="paragraph" draw:z-index="3" draw:style-name="gr1" draw:text-style-name="P2" svg:width="0.821cm" svg:height="0.795cm" svg:x="0.728cm" svg:y="7.992cm"><draw:text-box><text:p text:style-name="P2">12</text:p></draw:text-box></draw:frame><draw:frame text:anchor-type="paragraph" draw:z-index="4" draw:style-name="gr1" draw:text-style-name="P2" svg:width="0.821cm" svg:height="0.795cm" svg:x="0.753cm" svg:y="7.421cm"><draw:text-box><text:p text:style-name="P2">13</text:p></draw:text-box></draw:frame><draw:line text:anchor-type="paragraph" draw:z-index="5" draw:style-name="gr3" draw:text-style-name="P2" svg:x1="13.596cm" svg:y1="8.687cm" svg:x2="10.493cm" svg:y2="7.964cm"><text:p/></draw:line><draw:frame text:anchor-type="paragraph" draw:z-index="6" draw:style-name="gr1" draw:text-style-name="P2" svg:width="0.821cm" svg:height="0.795cm" svg:x="13.451cm" svg:y="8.948cm"><draw:text-box><text:p text:style-name="P2">16</text:p></draw:text-box></draw:frame><draw:frame text:anchor-type="paragraph" draw:z-index="7" draw:style-name="gr1" draw:text-style-name="P2" svg:width="0.821cm" svg:height="0.795cm" svg:x="13.451cm" svg:y="8.299cm"><draw:text-box><text:p text:style-name="P2">15</text:p></draw:text-box></draw:frame><draw:line text:anchor-type="paragraph" draw:z-index="8" draw:style-name="gr3" draw:text-style-name="P2" svg:x1="1.905cm" svg:y1="9.146cm" svg:x2="5.609cm" svg:y2="9.795cm"><text:p/></draw:line><draw:line text:anchor-type="paragraph" draw:z-index="9" draw:style-name="gr3" draw:text-style-name="P2" svg:x1="1.448cm" svg:y1="8.4cm" svg:x2="5.032cm" svg:y2="8.446cm"><text:p/></draw:line><draw:line text:anchor-type="paragraph" draw:z-index="10" draw:style-name="gr3" draw:text-style-name="P2" svg:x1="1.473cm" svg:y1="7.8cm" svg:x2="5.13cm" svg:y2="7.892cm"><text:p/></draw:line><draw:frame text:anchor-type="paragraph" draw:z-index="11" draw:style-name="gr1" draw:text-style-name="P2" svg:width="0.821cm" svg:height="0.795cm" svg:x="13.451cm" svg:y="9.5cm"><draw:text-box><text:p text:style-name="P2">8</text:p></draw:text-box></draw:frame><draw:line text:anchor-type="paragraph" draw:z-index="12" draw:style-name="gr3" draw:text-style-name="P2" svg:x1="13.571cm" svg:y1="9.338cm" svg:x2="9.53cm" svg:y2="9.458cm"><text:p/></draw:line><draw:line text:anchor-type="paragraph" draw:z-index="13" draw:style-name="gr3" draw:text-style-name="P2" svg:x1="13.596cm" svg:y1="9.892cm" svg:x2="11.262cm" svg:y2="9.984cm"><text:p/></draw:line><draw:line text:anchor-type="paragraph" draw:z-index="14" draw:style-name="gr3" draw:text-style-name="P2" svg:x1="13.6cm" svg:y1="7.324cm" svg:x2="9.146cm" svg:y2="8.088cm"><text:p/></draw:line><draw:frame text:anchor-type="paragraph" draw:z-index="15" draw:style-name="gr1" draw:text-style-name="P2" svg:width="0.821cm" svg:height="0.795cm" svg:x="0.728cm" svg:y="4.429cm"><draw:text-box><text:p text:style-name="P2">3</text:p></draw:text-box></draw:frame><draw:frame text:anchor-type="paragraph" draw:z-index="16" draw:style-name="gr1" draw:text-style-name="P2" svg:width="0.821cm" svg:height="0.795cm" svg:x="0.728cm" svg:y="3.635cm"><draw:text-box><text:p text:style-name="P2">21</text:p></draw:text-box></draw:frame><draw:frame text:anchor-type="paragraph" draw:z-index="17" draw:style-name="gr1" draw:text-style-name="P2" svg:width="0.821cm" svg:height="0.795cm" svg:x="0.728cm" svg:y="5.054cm"><draw:text-box><text:p text:style-name="P2">21</text:p></draw:text-box></draw:frame><draw:line text:anchor-type="paragraph" draw:z-index="18" draw:style-name="gr3" draw:text-style-name="P3" svg:x1="1.478cm" svg:y1="5.468cm" svg:x2="3.637cm" svg:y2="5.468cm"><text:p/></draw:line><draw:line text:anchor-type="paragraph" draw:z-index="20" draw:style-name="gr3" draw:text-style-name="P2" svg:x1="1.381cm" svg:y1="4.817cm" svg:x2="3.637cm" svg:y2="4.477cm"><text:p/></draw:line><draw:line text:anchor-type="paragraph" draw:z-index="21" draw:style-name="gr3" draw:text-style-name="P2" svg:x1="1.332cm" svg:y1="4.024cm" svg:x2="3.687cm" svg:y2="4.02cm"><text:p/></draw:line><draw:frame text:anchor-type="paragraph" draw:z-index="22" draw:style-name="gr4" draw:text-style-name="P2" svg:width="1.207cm" svg:height="0.976cm" svg:x="13.697cm" svg:y="4.196cm"><draw:text-box><text:p text:style-name="P2">24+25</text:p></draw:text-box></draw:frame><draw:frame text:anchor-type="paragraph" draw:z-index="23" draw:style-name="gr1" draw:text-style-name="P2" svg:width="0.821cm" svg:height="0.795cm" svg:x="13.503cm" svg:y="3.493cm"><draw:text-box><text:p text:style-name="P2">4</text:p></draw:text-box></draw:frame><draw:frame text:anchor-type="paragraph" draw:z-index="24" draw:style-name="gr1" draw:text-style-name="P2" svg:width="0.821cm" svg:height="0.795cm" svg:x="13.548cm" svg:y="0.704cm"><draw:text-box><text:p text:style-name="P2">6</text:p></draw:text-box></draw:frame><draw:frame text:anchor-type="paragraph" draw:z-index="25" draw:style-name="gr1" draw:text-style-name="P2" svg:width="0.821cm" svg:height="0.795cm" svg:x="0.728cm" svg:y="0.998cm"><draw:text-box><text:p text:style-name="P2">7</text:p></draw:text-box></draw:frame><draw:frame text:anchor-type="paragraph" draw:z-index="26" draw:style-name="gr1" draw:text-style-name="P2" svg:width="0.821cm" svg:height="0.795cm" svg:x="13.476cm" svg:y="5.39cm"><draw:text-box><text:p text:style-name="P2">17</text:p></draw:text-box></draw:frame><draw:line text:anchor-type="paragraph" draw:z-index="27" draw:style-name="gr3" draw:text-style-name="P2" svg:x1="1.475cm" svg:y1="1.353cm" svg:x2="2.629cm" svg:y2="1.353cm"><text:p/></draw:line><draw:line text:anchor-type="paragraph" draw:z-index="28" draw:style-name="gr3" draw:text-style-name="P2" svg:x1="13.811cm" svg:y1="1.138cm" svg:x2="13.09cm" svg:y2="1.567cm"><text:p/></draw:line><draw:line text:anchor-type="paragraph" draw:z-index="29" draw:style-name="gr3" draw:text-style-name="P2" svg:x1="13.697cm" svg:y1="4.673cm" svg:x2="9.121cm" svg:y2="5.343cm"><text:p/></draw:line><draw:line text:anchor-type="paragraph" draw:z-index="30" draw:style-name="gr3" draw:text-style-name="P2" svg:x1="13.598cm" svg:y1="5.851cm" svg:x2="7.848cm" svg:y2="6.232cm"><text:p/></draw:line><draw:line text:anchor-type="paragraph" draw:z-index="31" draw:style-name="gr3" draw:text-style-name="P2" svg:x1="13.599cm" svg:y1="3.974cm" svg:x2="11.165cm" svg:y2="3.974cm"><text:p/></draw:line><draw:line text:anchor-type="paragraph" draw:z-index="32" draw:style-name="gr3" draw:text-style-name="P2" svg:x1="1.498cm" svg:y1="9.723cm" svg:x2="2.964cm" svg:y2="10.709cm"><text:p/></draw:line><draw:line text:anchor-type="paragraph" draw:z-index="33" draw:style-name="gr3" draw:text-style-name="P2" svg:x1="13.596cm" svg:y1="8.689cm" svg:x2="9.266cm" svg:y2="8.929cm"><text:p/></draw:line><draw:line text:anchor-type="paragraph" draw:z-index="19" draw:style-name="gr3" draw:text-style-name="P2" svg:x1="1.806cm" svg:y1="6.525cm" svg:x2="3.806cm" svg:y2="6.521cm"><text:p/></draw:line><draw:frame text:anchor-type="paragraph" draw:z-index="34" draw:style-name="gr4" draw:text-style-name="P2" svg:width="1.227cm" svg:height="0.976cm" svg:x="13.6cm" svg:y="6.791cm"><draw:text-box><text:p text:style-name="P2">11+14</text:p></draw:text-box></draw:frame><draw:frame text:anchor-type="paragraph" draw:z-index="35" draw:style-name="gr4" draw:text-style-name="P2" svg:width="1.227cm" svg:height="0.976cm" svg:x="13.6cm" svg:y="6.184cm"><draw:text-box><text:p text:style-name="P2">22+23</text:p></draw:text-box></draw:frame><draw:line text:anchor-type="paragraph" draw:z-index="36" draw:style-name="gr3" draw:text-style-name="P2" svg:x1="13.6cm" svg:y1="6.67cm" svg:x2="8.834cm" svg:y2="6.352cm"><text:p/></draw:line><draw:frame text:anchor-type="paragraph" draw:z-index="37" draw:style-name="gr2" draw:text-style-name="P3" svg:width="1.807cm" svg:height="0.555cm" svg:x="0cm" svg:y="6.292cm"><draw:text-box><text:p text:style-name="P2"><text:span text:style-name="T1">9+10+23</text:span></text:p></draw:text-box></draw:frame><draw:frame text:anchor-type="paragraph" draw:z-index="38" draw:style-name="gr1" draw:text-style-name="P2" svg:width="0.821cm" svg:height="0.795cm" svg:x="0.753cm" svg:y="6.846cm"><draw:text-box><text:p text:style-name="P2">5</text:p></draw:text-box></draw:frame><draw:line text:anchor-type="paragraph" draw:z-index="39" draw:style-name="gr3" draw:text-style-name="P2" svg:x1="1.425cm" svg:y1="7.181cm" svg:x2="5.08cm" svg:y2="7.18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8T10:52:40.21</meta:creation-date>
    <dc:date>2019-11-25T11:27:28.06</dc:date>
    <meta:editing-duration>PT3H20M42S</meta:editing-duration>
    <meta:editing-cycles>22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